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ahoma" svg:font-family="Tahoma, Verdana, Arial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3670bf" officeooo:paragraph-rsid="003670bf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444444" style:font-name="Tahoma" fo:font-size="9pt" fo:letter-spacing="normal" fo:font-style="normal" fo:font-weight="normal" officeooo:rsid="003670bf" officeooo:paragraph-rsid="003670bf" fo:background-color="#ffff00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444444" style:font-name="Tahoma" fo:font-size="9pt" fo:letter-spacing="normal" fo:font-style="normal" fo:font-weight="normal" officeooo:rsid="000fd2b4" officeooo:paragraph-rsid="000fd2b4" fo:background-color="#ffff00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1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fb794" officeooo:paragraph-rsid="002fb794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59214" officeooo:paragraph-rsid="00359214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size-asian="12pt" style:font-size-complex="12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20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fd2b4" officeooo:paragraph-rsid="000fd2b4" style:font-size-asian="12pt" style:font-size-complex="12pt"/>
    </style:style>
    <style:style style:name="P21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22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fb794" officeooo:paragraph-rsid="002fb794" style:font-size-asian="12pt" style:font-size-complex="12pt"/>
    </style:style>
    <style:style style:name="P23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3670bf" officeooo:paragraph-rsid="003670bf" style:font-size-asian="12pt" style:font-size-complex="12pt"/>
    </style:style>
    <style:style style:name="P24" style:family="paragraph" style:parent-style-name="Text_20_body">
      <style:paragraph-properties fo:line-height="150%" fo:text-align="justify" style:justify-single-word="false"/>
      <style:text-properties fo:font-variant="normal" fo:text-transform="none" fo:color="#444444" style:font-name="Tahoma" fo:font-size="9pt" fo:letter-spacing="normal" fo:font-style="normal" fo:font-weight="normal" officeooo:rsid="002fb794" officeooo:paragraph-rsid="002fb794" fo:background-color="#ffff00" style:font-size-asian="12pt" style:font-size-complex="12pt"/>
    </style:style>
    <style:style style:name="P2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26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7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2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3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31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83060" style:font-size-asian="12pt" style:font-size-complex="12pt"/>
    </style:style>
    <style:style style:name="P3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3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34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name-asian="Nimbus Mono L" style:font-size-asian="12pt" style:font-name-complex="Liberation Mono" style:font-size-complex="12pt"/>
    </style:style>
    <style:style style:name="P3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3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3060" fo:background-color="transparent" style:font-name-asian="Nimbus Mono L" style:font-size-asian="12pt" style:font-name-complex="Liberation Mono" style:font-size-complex="12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59214" style:font-name-asian="Nimbus Mono L" style:font-name-complex="Liberation Mono"/>
    </style:style>
    <style:style style:name="T16" style:family="text">
      <style:text-properties officeooo:rsid="0037111e" style:font-name-asian="Nimbus Mono L" style:font-name-complex="Liberation Mono"/>
    </style:style>
    <style:style style:name="T17" style:family="text">
      <style:text-properties officeooo:rsid="00372853" style:font-name-asian="Nimbus Mono L" style:font-name-complex="Liberation Mono"/>
    </style:style>
    <style:style style:name="T18" style:family="text">
      <style:text-properties officeooo:rsid="00386d79" style:font-name-asian="Nimbus Mono L" style:font-name-complex="Liberation Mono"/>
    </style:style>
    <style:style style:name="T19" style:family="text">
      <style:text-properties officeooo:rsid="0039925c" style:font-name-asian="Nimbus Mono L" style:font-name-complex="Liberation Mono"/>
    </style:style>
    <style:style style:name="T20" style:family="text">
      <style:text-properties officeooo:rsid="003b768f" style:font-name-asian="Nimbus Mono L" style:font-name-complex="Liberation Mono"/>
    </style:style>
    <style:style style:name="T21" style:family="text">
      <style:text-properties officeooo:rsid="002fb794"/>
    </style:style>
    <style:style style:name="T22" style:family="text">
      <style:text-properties officeooo:rsid="0033a46b"/>
    </style:style>
    <style:style style:name="T23" style:family="text">
      <style:text-properties officeooo:rsid="00359214"/>
    </style:style>
    <style:style style:name="T24" style:family="text">
      <style:text-properties fo:background-color="#ffff00" loext:char-shading-value="0" style:font-name-asian="Nimbus Mono L" style:font-name-complex="Liberation Mono"/>
    </style:style>
    <style:style style:name="T25" style:family="text">
      <style:text-properties officeooo:rsid="002fb794" fo:background-color="#ffff00" loext:char-shading-value="0" style:font-name-asian="Nimbus Mono L" style:font-name-complex="Liberation Mono"/>
    </style:style>
    <style:style style:name="T26" style:family="text">
      <style:text-properties officeooo:rsid="003670bf"/>
    </style:style>
    <style:style style:name="T27" style:family="text">
      <style:text-properties officeooo:rsid="0037111e"/>
    </style:style>
    <style:style style:name="T28" style:family="text">
      <style:text-properties officeooo:rsid="0037fbf5"/>
    </style:style>
    <style:style style:name="T29" style:family="text">
      <style:text-properties fo:background-color="transparent" loext:char-shading-value="0" style:font-name-asian="Nimbus Mono L" style:font-name-complex="Liberation Mono"/>
    </style:style>
    <style:style style:name="T30" style:family="text">
      <style:text-properties officeooo:rsid="003670bf" fo:background-color="transparent" loext:char-shading-value="0" style:font-name-asian="Nimbus Mono L" style:font-name-complex="Liberation Mono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22">Д</text:span></text:p>
      <text:p text:style-name="P1">(Справочное)</text:p>
      <text:p text:style-name="P1">Руководство п<text:span text:style-name="T22">рограммиста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ПРОГРАММНОЕ ОБЕСПЕЧЕНИЕ ДЛЯ</text:p>
      <text:p text:style-name="P4"><text:s/>ОПРЕДЕЛЕНИЯ АВТОРСТВА ИСХОДНОГО КОДА ПРОГРАММ НА ЯЗЫКЕ С/С++</text:p>
      <text:p text:style-name="P4"><text:s/><text:span text:style-name="T12">«WHOSECPPCODE»</text:span></text:p>
      <text:p text:style-name="P4"><text:s/></text:p>
      <text:p text:style-name="P4"><text:s/>Руководство п<text:span text:style-name="T22">рограммиста</text:span></text:p>
      <text:p text:style-name="P4"><text:s/></text:p>
      <text:p text:style-name="P4"><text:s/>Листов <text:span text:style-name="T21">8</text:span></text:p>
      <text:p text:style-name="P21">Аннотация</text:p>
      <text:p text:style-name="P2"/>
      <text:p text:style-name="P12">Требования настоящего документа применяются при:</text:p>
      <text:list xml:id="list2649569047922423191" text:style-name="L1">
        <text:list-item>
          <text:p text:style-name="P26"><text:s/>предварительных испытаниях системы;</text:p>
        </text:list-item>
        <text:list-item>
          <text:p text:style-name="P28"><text:s/>опытной эксплуатации;</text:p>
        </text:list-item>
        <text:list-item>
          <text:p text:style-name="P28"><text:s/>приемочных испытаниях;</text:p>
        </text:list-item>
        <text:list-item>
          <text:p text:style-name="P28"><text:s/>эксплуатации на предприятиях. </text:p>
        </text:list-item>
      </text:list>
      <text:p text:style-name="P14">Настоящий документ содержит назначение, условия применения и описание возможностей программного обеспечения <text:span text:style-name="T3">«WhoseCppCode». </text:span><text:span text:style-name="T13">Предъявлены требования к квалификации </text:span><text:span text:style-name="T16">программиста</text:span><text:span text:style-name="T13">. </text:span><text:span text:style-name="T24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25">сообщения, выводимые программой.</text:span></text:p>
      <text:p text:style-name="P12"/>
      <text:p text:style-name="P1"/>
      <text:p text:style-name="P20">1 <text:span text:style-name="T21">Назначение программы</text:span></text:p>
      <text:p text:style-name="P1"/>
      <text:p text:style-name="P8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3">ПО <text:span text:style-name="T3">«WhoseCppCode» </text:span><text:span text:style-name="T1">предоставляет следующие возможности:</text:span></text:p>
      <text:list xml:id="list183758745239329" text:continue-numbering="true" text:style-name="L1">
        <text:list-item>
          <text:p text:style-name="P29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32"><text:s/>сбор данных с ресурса GitHub;</text:p>
        </text:list-item>
        <text:list-item>
          <text:p text:style-name="P32"><text:s/>построение модели классификации авторов программного обеспечения;</text:p>
        </text:list-item>
        <text:list-item>
          <text:p text:style-name="P32"><text:s/>формирование отчетности в форматах *.json и *.csv;</text:p>
        </text:list-item>
        <text:list-item>
          <text:p text:style-name="P29"><text:span text:style-name="T4"><text:s/></text:span><text:span text:style-name="T5">визуализация результатов классификации.</text:span></text:p>
        </text:list-item>
      </text:list>
      <text:p text:style-name="P17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20"><text:span text:style-name="T21">2</text:span> Уровень подготовки п<text:span text:style-name="T23">рограммиста</text:span></text:p>
      <text:p text:style-name="P1"/>
      <text:p text:style-name="P9"><text:span text:style-name="T23">Программист, использующий</text:span> ПО <text:span text:style-name="T3">«WhoseCppCode», </text:span><text:span text:style-name="T6">должен иметь опыт работы с ОС Linux, </text:span><text:span text:style-name="T18">системой распределенного контроля версий Git, </text:span><text:span text:style-name="T15">базовые навыки программирования,</text:span><text:span text:style-name="T6"> а также обладать следующими знаниями:</text:span></text:p>
      <text:list xml:id="list183757807359902" text:continue-numbering="true" text:style-name="L1">
        <text:list-item>
          <text:p text:style-name="P33"><text:s text:c="2"/>знать соответствующую предметную область;</text:p>
        </text:list-item>
        <text:list-item>
          <text:p text:style-name="P33"><text:s/>понимать основы машинного обучения, построения и оценки моделей классифи-кации.</text:p>
        </text:list-item>
      </text:list>
      <text:p text:style-name="P19">Квалификация <text:span text:style-name="T23">программиста</text:span> должна позволять осуществлять <text:span text:style-name="T23">установку и на</text:span>с<text:span text:style-name="T27">тройку программной среды для работы системы, а также с</text:span>бор и анализ данных, .</text:p>
      <text:p text:style-name="P15"/>
      <text:p text:style-name="P1"/>
      <text:p text:style-name="P20">3 <text:span text:style-name="T21">Условия применения программы</text:span> </text:p>
      <text:p text:style-name="P1"/>
      <text:p text:style-name="P10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183759452062449" text:continue-numbering="true" text:style-name="L1">
        <text:list-item>
          <text:p text:style-name="P27"><text:span text:style-name="T8"><text:s/>О</text:span><text:span text:style-name="T1">С Linux (тестирование программы производилось на ОС </text:span><text:span text:style-name="T19">U</text:span><text:span text:style-name="T1">buntu 1</text:span><text:span text:style-name="T19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30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30"><text:span text:style-name="T9"><text:s/></text:span><text:span text:style-name="T14">веб-обозреватель</text:span><text:span text:style-name="T9">.</text:span></text:p>
        </text:list-item>
      </text:list>
      <text:p text:style-name="P16"><text:span text:style-name="T9">И</text:span><text:span text:style-name="T1">нструкция по установке и настройке программной среды приведена </text:span><text:span text:style-name="T29">в разделе </text:span><text:span text:style-name="T30">5</text:span><text:span text:style-name="T29"> настоящего документа.</text:span></text:p>
      <text:p text:style-name="P18"><text:span text:style-name="T9">Т</text:span><text:span text:style-name="T1">ребования к характеристикам автоматизированного рабочего места:</text:span></text:p>
      <text:list xml:id="list5804489004867426295" text:style-name="L2">
        <text:list-item>
          <text:p text:style-name="P31"><text:span text:style-name="T9"><text:s/></text:span><text:span text:style-name="T20">2</text:span><text:span text:style-name="T17">,00 Гб ОЗУ или выше;</text:span></text:p>
        </text:list-item>
        <text:list-item>
          <text:p text:style-name="P34">CD-ROM;</text:p>
        </text:list-item>
        <text:list-item>
          <text:p text:style-name="P36">1 Гб на жестком диске.</text:p>
        </text:list-item>
      </text:list>
      <text:list xml:id="list183759321149810" text:continue-list="list183759452062449" text:style-name="L1">
        <text:list-header>
          <text:p text:style-name="P35"/>
        </text:list-header>
      </text:list>
      <text:p text:style-name="P3"/>
      <text:p text:style-name="P23">4 Характеристика программы</text:p>
      <text:p text:style-name="P5"/>
      <text:p text:style-name="P6">В разделе «Характеристика программы» должно быть приведено описание основных характеристик и особенностей программы (временные характеристики, режим работы, средства контроля правильности выполнения и самовосстанавливаемости программы и т.п.).</text:p>
      <text:p text:style-name="P22"><text:span text:style-name="T26">5</text:span> <text:span text:style-name="T23">Инструкция по установке и настройке программной среды</text:span></text:p>
      <text:p text:style-name="P3"/>
      <text:p text:style-name="P11"/>
      <text:p text:style-name="P3"/>
      <text:p text:style-name="P3"/>
      <text:p text:style-name="P22"><text:span text:style-name="T28">6</text:span> <text:span text:style-name="T26">Обращение к программе</text:span></text:p>
      <text:p text:style-name="P5"/>
      <text:p text:style-name="P6">В разделе «Обращение к программе» должно быть приведено описание процедур вызова программы (способы передачи управления и параметров данных и др.).</text:p>
      <text:p text:style-name="P23"><text:span text:style-name="T28">7</text:span> Входные и выходные данные</text:p>
      <text:p text:style-name="P3"/>
      <text:p text:style-name="P24">В разделе «Входные и выходные данные» должно быть приведено описание организации используемой входной и выходной информации и, при необходимости, ее кодирования.</text:p>
      <text:p text:style-name="Text_20_body"><text:line-break/></text:p>
      <text:p text:style-name="P22"><text:span text:style-name="T28">8</text:span> Сообщения</text:p>
      <text:p text:style-name="P1"/>
      <text:p text:style-name="P7">В разделе «Сообщения» должны быть указаны тексты сообщений, выдаваемых программисту или оператору в ходе выполнения программы, описание их содержания и действий, которые необходимо предпринять по этим сообщения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ahoma" svg:font-family="Tahoma, Verdana, Arial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18:37:57.608194335</dc:date>
    <meta:editing-duration>PT7H51M56S</meta:editing-duration>
    <meta:editing-cycles>45</meta:editing-cycles>
    <meta:generator>LibreOffice/5.2.2.2$Linux_X86_64 LibreOffice_project/20m0$Build-2</meta:generator>
    <meta:document-statistic meta:table-count="0" meta:image-count="0" meta:object-count="0" meta:page-count="10" meta:paragraph-count="52" meta:word-count="473" meta:character-count="3864" meta:non-whitespace-character-count="3432"/>
  </office:meta>
</office:document-meta>
</file>